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B80E9823BB8BB6C8.png" manifest:media-type="image/png"/>
  <manifest:file-entry manifest:full-path="Pictures/1000000000000258000002589C4EEA0E3CE0F3A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513cm" fo:min-width="8.708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079cm" svg:height="5.079cm" svg:x="1.318cm" svg:y="1.317cm">
          <draw:image xlink:href="Pictures/1000000000000258000002589C4EEA0E3CE0F3A1.jpg" xlink:type="simple" xlink:show="embed" xlink:actuate="onLoad" draw:mime-type="image/jpeg">
            <text:p/>
          </draw:image>
        </draw:frame>
        <draw:custom-shape draw:style-name="gr2" draw:text-style-name="P1" xml:id="id1" draw:id="id1" draw:layer="layout" svg:width="9.208cm" svg:height="4.763cm" svg:x="9.572cm" svg:y="7.35cm">
          <text:p text:style-name="P1">GMIC </text:p>
          <text:p text:style-name="P1">RandomFilter1,</text:p>
          <text:p text:style-name="P1">RandomFilter2,</text:p>
          <text:p text:style-name="P2">RandomFilter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176cm" svg:y1="7.35cm" svg:x2="6.397cm" svg:y2="3.856cm" draw:start-shape="id1" draw:start-glue-point="0" draw:end-shape="id2" draw:end-glue-point="1" svg:d="M14176 7350v-3494h-7779" svg:viewBox="0 0 7780 3495">
          <text:p/>
        </draw:connector>
        <draw:frame draw:style-name="gr1" draw:text-style-name="P1" xml:id="id3" draw:id="id3" draw:layer="layout" svg:width="11.112cm" svg:height="10.477cm" svg:x="1.635cm" svg:y="16.875cm">
          <draw:image xlink:href="Pictures/100000000000025800000258B80E9823BB8BB6C8.png" xlink:type="simple" xlink:show="embed" xlink:actuate="onLoad" draw:mime-type="image/png">
            <text:p/>
          </draw:image>
        </draw:frame>
        <draw:connector draw:style-name="gr3" draw:text-style-name="P1" draw:layer="layout" svg:x1="14.176cm" svg:y1="12.113cm" svg:x2="7.191cm" svg:y2="16.875cm" draw:start-shape="id1" draw:start-glue-point="2" draw:end-shape="id3" draw:end-glue-point="0" svg:d="M14176 12113v2381h-6985v2381" svg:viewBox="0 0 6986 47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08:14:12.399737623</meta:creation-date>
    <dc:date>2022-03-13T08:17:00.055378165</dc:date>
    <meta:editing-duration>PT2M48S</meta:editing-duration>
    <meta:editing-cycles>1</meta:editing-cycles>
    <meta:document-statistic meta:object-count="5"/>
    <meta:generator>LibreOffice/7.2.5.2$Linux_X86_64 LibreOffice_project/20$Build-2</meta:generator>
  </office:meta>
</office:document-meta>
</file>